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DEUDOR CHAVEZ, AARON ROBERT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DEUDOR CHAVEZ, AARON ROBERT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S BB FRANCES ROJO (PAVIPOLLOS):</text:p>
          </table:table-cell>
          <table:table-cell table:style-name="Tabla1.B2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8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20:35:5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